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bebebe"/>
    </style:style>
    <style:style style:name="gr5" style:family="graphic" style:parent-style-name="standard">
      <style:graphic-properties draw:stroke="none" draw:fill="solid" draw:fill-color="#ffa500"/>
    </style:style>
    <style:style style:name="gr6"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7" style:family="graphic" style:parent-style-name="standard">
      <style:graphic-properties draw:stroke="none" draw:fill="solid" draw:fill-color="#4d4d4d"/>
    </style:style>
    <style:style style:name="gr8"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9" style:family="graphic" style:parent-style-name="standard">
      <style:graphic-properties draw:stroke="none" draw:fill="solid" draw:fill-color="#ffffff"/>
    </style:style>
    <style:style style:name="gr10" style:family="graphic" style:parent-style-name="standard">
      <style:graphic-properties draw:stroke="none" svg:stroke-color="#000000" draw:fill="none" draw:fill-color="#ffffff" draw:textarea-horizontal-align="left" draw:auto-grow-height="true" draw:auto-grow-width="true" fo:min-height="1.348cm" fo:min-width="0.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348cm" fo:min-width="0.65cm"/>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000000"/>
    </style:style>
    <style:style style:name="P4" style:family="paragraph">
      <loext:graphic-properties draw:fill="solid" draw:fill-color="#bebebe"/>
    </style:style>
    <style:style style:name="P5" style:family="paragraph">
      <loext:graphic-properties draw:fill="solid" draw:fill-color="#ffa500"/>
    </style:style>
    <style:style style:name="P6" style:family="paragraph">
      <loext:graphic-properties draw:fill="none"/>
    </style:style>
    <style:style style:name="P7" style:family="paragraph">
      <loext:graphic-properties draw:fill="solid" draw:fill-color="#4d4d4d"/>
    </style:style>
    <style:style style:name="P8" style:family="paragraph">
      <loext:graphic-properties draw:fill="none" draw:fill-color="#ffffff"/>
      <style:paragraph-properties style:writing-mode="lr-tb"/>
      <style:text-properties style:font-name="Helvetica Neue" fo:font-weight="bold" style:font-weight-asian="bold" style:font-weight-complex="bold"/>
    </style:style>
    <style:style style:name="T1" style:family="text">
      <style:text-properties style:font-name="Helvetica Neue" fo:font-size="32pt" fo:font-weight="bold" style:font-size-asian="32pt" style:font-weight-asian="bold" style:font-size-complex="32pt" style:font-weight-complex="bold"/>
    </style:style>
    <style:style style:name="T2" style:family="text">
      <style:text-properties style:font-name="Helvetica Neue"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31.869cm" svg:height="19.912cm" svg:x="1.512cm" svg:y="1.22cm" svg:viewBox="0 0 31870 19913" draw:points="0,19913 31870,19913 31870,0 0,0">
          <text:p/>
        </draw:polygon>
        <draw:polygon draw:style-name="gr3" draw:text-style-name="P3" draw:layer="layout" svg:width="4.345cm" svg:height="13.913cm" svg:x="3.685cm" svg:y="6.314cm" svg:viewBox="0 0 4346 13914" draw:points="0,13914 4346,13914 4346,0 0,0">
          <text:p/>
        </draw:polygon>
        <draw:polygon draw:style-name="gr4" draw:text-style-name="P4" draw:layer="layout" svg:width="4.346cm" svg:height="16.432cm" svg:x="8.03cm" svg:y="3.795cm" svg:viewBox="0 0 4347 16433" draw:points="0,16433 4347,16433 4347,0 0,0">
          <text:p/>
        </draw:polygon>
        <draw:polygon draw:style-name="gr5" draw:text-style-name="P5" draw:layer="layout" svg:width="4.346cm" svg:height="17.029cm" svg:x="12.376cm" svg:y="3.198cm" svg:viewBox="0 0 4347 17030" draw:points="0,17030 4347,17030 4347,0 0,0">
          <text:p/>
        </draw:polygon>
        <draw:polygon draw:style-name="gr3" draw:text-style-name="P3" draw:layer="layout" svg:width="4.346cm" svg:height="12.516cm" svg:x="18.17cm" svg:y="7.711cm" svg:viewBox="0 0 4347 12517" draw:points="0,12517 4347,12517 4347,0 0,0">
          <text:p/>
        </draw:polygon>
        <draw:polygon draw:style-name="gr4" draw:text-style-name="P4" draw:layer="layout" svg:width="4.346cm" svg:height="13.715cm" svg:x="22.516cm" svg:y="6.512cm" svg:viewBox="0 0 4347 13716" draw:points="0,13716 4347,13716 4347,0 0,0">
          <text:p/>
        </draw:polygon>
        <draw:polygon draw:style-name="gr5" draw:text-style-name="P5" draw:layer="layout" svg:width="4.346cm" svg:height="13.84cm" svg:x="26.862cm" svg:y="6.387cm" svg:viewBox="0 0 4347 13841" draw:points="0,13841 4347,13841 4347,0 0,0">
          <text:p/>
        </draw:polygon>
        <draw:line draw:style-name="gr6" draw:text-style-name="P6" draw:layer="layout" svg:x1="3.685cm" svg:y1="5.404cm" svg:x2="8.03cm" svg:y2="5.404cm">
          <text:p/>
        </draw:line>
        <draw:line draw:style-name="gr6" draw:text-style-name="P6" draw:layer="layout" svg:x1="5.857cm" svg:y1="5.404cm" svg:x2="5.857cm" svg:y2="7.223cm">
          <text:p/>
        </draw:line>
        <draw:line draw:style-name="gr6" draw:text-style-name="P6" draw:layer="layout" svg:x1="3.685cm" svg:y1="7.223cm" svg:x2="8.03cm" svg:y2="7.223cm">
          <text:p/>
        </draw:line>
        <draw:line draw:style-name="gr6" draw:text-style-name="P6" draw:layer="layout" svg:x1="8.03cm" svg:y1="2.739cm" svg:x2="12.376cm" svg:y2="2.739cm">
          <text:p/>
        </draw:line>
        <draw:line draw:style-name="gr6" draw:text-style-name="P6" draw:layer="layout" svg:x1="10.203cm" svg:y1="2.739cm" svg:x2="10.203cm" svg:y2="4.852cm">
          <text:p/>
        </draw:line>
        <draw:line draw:style-name="gr6" draw:text-style-name="P6" draw:layer="layout" svg:x1="8.03cm" svg:y1="4.852cm" svg:x2="12.376cm" svg:y2="4.852cm">
          <text:p/>
        </draw:line>
        <draw:line draw:style-name="gr6" draw:text-style-name="P6" draw:layer="layout" svg:x1="12.376cm" svg:y1="2.125cm" svg:x2="16.722cm" svg:y2="2.125cm">
          <text:p/>
        </draw:line>
        <draw:line draw:style-name="gr6" draw:text-style-name="P6" draw:layer="layout" svg:x1="14.549cm" svg:y1="2.125cm" svg:x2="14.549cm" svg:y2="4.27cm">
          <text:p/>
        </draw:line>
        <draw:line draw:style-name="gr6" draw:text-style-name="P6" draw:layer="layout" svg:x1="12.376cm" svg:y1="4.27cm" svg:x2="16.722cm" svg:y2="4.27cm">
          <text:p/>
        </draw:line>
        <draw:line draw:style-name="gr6" draw:text-style-name="P6" draw:layer="layout" svg:x1="18.17cm" svg:y1="6.801cm" svg:x2="22.516cm" svg:y2="6.801cm">
          <text:p/>
        </draw:line>
        <draw:line draw:style-name="gr6" draw:text-style-name="P6" draw:layer="layout" svg:x1="20.343cm" svg:y1="6.801cm" svg:x2="20.343cm" svg:y2="8.62cm">
          <text:p/>
        </draw:line>
        <draw:line draw:style-name="gr6" draw:text-style-name="P6" draw:layer="layout" svg:x1="18.17cm" svg:y1="8.62cm" svg:x2="22.516cm" svg:y2="8.62cm">
          <text:p/>
        </draw:line>
        <draw:line draw:style-name="gr6" draw:text-style-name="P6" draw:layer="layout" svg:x1="22.516cm" svg:y1="5.456cm" svg:x2="26.862cm" svg:y2="5.456cm">
          <text:p/>
        </draw:line>
        <draw:line draw:style-name="gr6" draw:text-style-name="P6" draw:layer="layout" svg:x1="24.689cm" svg:y1="5.456cm" svg:x2="24.689cm" svg:y2="7.569cm">
          <text:p/>
        </draw:line>
        <draw:line draw:style-name="gr6" draw:text-style-name="P6" draw:layer="layout" svg:x1="22.516cm" svg:y1="7.569cm" svg:x2="26.862cm" svg:y2="7.569cm">
          <text:p/>
        </draw:line>
        <draw:line draw:style-name="gr6" draw:text-style-name="P6" draw:layer="layout" svg:x1="26.862cm" svg:y1="5.314cm" svg:x2="31.208cm" svg:y2="5.314cm">
          <text:p/>
        </draw:line>
        <draw:line draw:style-name="gr6" draw:text-style-name="P6" draw:layer="layout" svg:x1="29.035cm" svg:y1="5.314cm" svg:x2="29.035cm" svg:y2="7.459cm">
          <text:p/>
        </draw:line>
        <draw:line draw:style-name="gr6" draw:text-style-name="P6" draw:layer="layout" svg:x1="26.862cm" svg:y1="7.459cm" svg:x2="31.208cm" svg:y2="7.459cm">
          <text:p/>
        </draw:line>
        <draw:path draw:style-name="gr7" draw:text-style-name="P7" draw:layer="layout" svg:width="0.304cm" svg:height="0.449cm" svg:x="1.009cm" svg:y="20.002cm" svg:viewBox="0 0 305 450" svg:d="M305 225v12l-1 12v12l-1 11-1 11-2 10-1 10-2 10-2 9-2 9-3 8-2 8-3 8-3 7-3 7-4 7-3 7-4 6-4 6-4 5-4 5-4 5-5 5-5 4-4 4-5 4-5 4-5 3-6 3-5 2-6 2-6 2-5 2-6 1-6 2-6 1h-6l-6 1h-7-6-6-6l-7-1h-6l-6-1-6-2-5-1-6-2-6-2-5-2-6-2-5-3-5-3-5-4-5-4-5-4-4-4-5-5-5-5-4-5-4-5-4-6-4-6-3-7-3-6-4-7-2-8-3-8-3-8-2-8-2-9-2-9-2-10-2-10-1-10-1-11-1-11v-12-12l-1-12 1-13v-13-12l1-11 1-12 1-10 2-10 2-10 2-9 2-9 2-9 3-8 3-8 3-7 3-7 3-7 4-6 3-6 4-6 4-5 4-6 5-4 5-5 5-4 4-3 5-4 5-3 6-3 5-2 5-2 6-3 6-1 6-2 6-1 6-2 6-1h6l6-1h7 6 6 7l6 1h6l6 1 5 2 6 1 6 2 5 1 6 3 5 2 5 2 6 3 5 3 5 4 4 3 5 4 4 5 5 4 4 6 4 5 4 6 3 6 4 6 3 7 3 7 3 7 3 8 2 8 3 9 2 9 2 9 2 10 2 10 1 10 1 12 1 11v12l1 13zM248 225v-11-9l-1-10v-9-9l-1-8-1-8-1-8-1-8-1-7-1-7-2-6-1-6-2-6-2-6-2-5-2-5-2-5-2-5-2-4-3-4-3-4-2-3-3-4-3-3-3-3-3-2-3-2-4-2-3-2-4-2-3-1-4-2-4-1-4-1h-4l-4-1h-4l-5-1h-4-5l-4 1h-5l-4 1h-4l-4 1-4 1-4 2-4 1-3 2-4 2-3 2-4 2-3 3-3 3-3 2-3 4-3 3-2 4-3 4-2 4-2 5-2 5-3 5-1 5-2 6-2 6-1 6-2 7-1 7-1 7-1 7-1 8-1 8-1 8v9l-1 9v10 9 11 10 9 9l1 9v9l1 8 1 8 1 8 1 7 1 7 1 7 2 6 1 7 2 6 2 5 2 6 2 5 2 5 2 5 3 4 2 4 3 4 2 3 3 4 3 3 3 3 3 2 4 3 3 2 4 2 3 2 4 1 4 1 3 2 4 1 5 1h4l4 1h4 5 4 5l4-1h4l4-1 4-1 3-2 4-1 4-1 4-2 3-2 3-2 4-3 3-2 3-3 3-3 3-4 2-3 3-4 2-4 3-4 2-5 2-5 2-5 2-6 2-5 2-6 2-7 1-6 1-7 1-7 2-7 1-8 1-8v-8l1-9v-9l1-9v-9z">
          <text:p/>
        </draw:path>
        <draw:polygon draw:style-name="gr7" draw:text-style-name="P7" draw:layer="layout" svg:width="0.289cm" svg:height="0.444cm" svg:x="1.017cm" svg:y="15.72cm" svg:viewBox="0 0 290 445" draw:points="0,445 0,406 3,398 6,392 9,384 13,378 17,371 21,365 25,359 29,353 33,347 38,342 43,336 47,331 52,326 57,320 61,315 66,310 71,305 76,300 81,296 86,291 91,287 96,283 101,278 106,274 111,269 116,266 121,261 126,257 130,254 135,250 140,246 145,242 150,238 154,234 159,230 164,226 168,223 172,219 176,215 180,211 184,207 188,203 191,199 195,195 198,191 201,187 204,183 207,179 209,175 212,171 214,166 217,162 218,158 220,153 221,148 223,144 223,139 224,134 224,128 225,123 224,120 224,116 224,112 224,109 223,106 223,102 222,99 221,96 220,93 219,91 218,88 217,85 215,82 214,80 212,78 211,75 209,73 207,70 205,69 203,67 201,65 199,63 196,61 194,60 191,58 189,57 186,56 183,54 180,53 177,52 175,51 171,51 168,50 165,49 162,49 159,48 155,48 152,48 148,48 145,48 141,48 138,48 135,48 132,48 129,49 126,49 122,50 119,50 116,51 113,52 110,53 108,54 105,55 102,56 99,58 97,59 94,61 92,62 90,64 87,66 85,68 83,70 81,72 79,74 77,76 75,79 73,81 72,84 70,86 68,89 67,92 66,95 64,98 63,101 62,104 61,107 61,111 60,114 60,117 59,121 2,116 2,111 3,106 4,102 5,98 7,93 8,88 9,84 11,80 13,76 15,72 17,67 19,63 22,60 24,56 27,52 30,49 33,45 36,42 40,38 43,35 47,32 51,29 55,26 59,24 63,21 67,19 72,17 76,14 81,12 86,11 91,9 97,6 102,5 108,4 114,3 120,2 126,1 132,1 138,1 145,0 151,1 158,1 164,1 170,2 176,2 181,3 187,4 192,5 198,8 203,9 208,11 213,13 217,14 222,17 226,19 230,21 235,24 238,26 242,29 245,32 249,35 253,38 255,42 258,45 261,49 264,53 266,57 268,61 270,65 273,70 274,74 276,79 277,84 279,89 280,94 280,99 281,104 281,110 282,115 282,121 282,126 281,130 281,134 281,139 280,143 279,147 278,151 277,155 275,159 274,163 272,167 270,171 269,175 267,179 264,182 262,186 260,190 258,194 255,197 253,201 250,205 247,208 244,212 242,215 239,219 236,222 232,225 229,229 226,232 222,236 219,239 215,242 212,245 208,249 205,252 201,255 197,259 194,262 190,265 186,268 182,272 178,275 175,278 171,281 167,284 163,287 159,291 155,294 152,297 148,300 144,303 140,306 136,309 133,312 129,316 126,319 122,322 118,325 115,328 112,332 108,335 105,338 102,341 99,344 96,347 93,351 90,354 87,357 84,360 81,364 79,367 76,370 74,374 72,377 70,380 68,383 66,387 64,390 62,394 61,398 290,398 290,445">
          <text:p/>
        </draw:polygon>
        <draw:path draw:style-name="gr7" draw:text-style-name="P7" draw:layer="layout" svg:width="0.32cm" svg:height="0.436cm" svg:x="0.999cm" svg:y="11.446cm" svg:viewBox="0 0 321 437" svg:d="M260 339v98h-53v-98h-207v-44l201-295h59v295h61v44zM207 63l-1 1v1 1h-1v1l-1 1v1l-1 1v1h-1v1l-1 1v2l-1 1v1l-1 1-1 1v1l-1 1-1 1v1l-1 1-1 1v2l-1 1-1 1v1l-1 1-1 1v1l-1 1v1l-1 1v1l-1 1-1 1v1l-113 165v1l-1 1v1h-1v1l-1 1-1 1v1l-1 1h-1v1l-1 1v1l-1 1-1 1v1h-1v1l-1 1-1 1v1l-1 1-1 1-1 1v1l-1 1h-1v1l-1 1v1h-1v1h-1v1l-1 1-1 1h156z">
          <text:p/>
        </draw:path>
        <draw:path draw:style-name="gr7" draw:text-style-name="P7" draw:layer="layout" svg:width="0.293cm" svg:height="0.449cm" svg:x="1.017cm" svg:y="7.158cm" svg:viewBox="0 0 294 450" svg:d="M294 301v7l-1 6v6l-1 7-1 6v6l-2 6-1 5-2 6-1 6-3 5-2 5-2 5-2 5-3 5-3 5-3 4-3 4-3 5-4 4-3 3-4 4-4 4-4 3-4 3-5 3-5 3-4 3-5 2-6 3-5 1-5 2-6 2-6 1-6 2h-6l-6 1-7 1h-7-6-8-7l-7-1-7-1-7-1-7-2-6-2-6-2-6-2-6-3-6-3-5-4-5-3-5-4-5-4-5-4-4-5-5-5-3-5-4-5-4-6-4-6-3-6-3-6-3-7-3-7-2-7-3-7-2-8-2-7-3-8-1-9-2-8-1-9-1-9-1-9v-10l-1-9v-11-10-12-11l1-11v-11l1-10 1-10 2-10 2-9 1-9 3-10 3-8 2-9 3-8 2-7 4-8 3-7 3-7 3-7 4-6 4-6 4-6 5-5 4-6 5-4 4-5 6-4 5-4 5-4 6-3 5-3 6-3 6-3 7-2 6-2 6-1 7-2 7-1 7-1h7 7 4 5 4 4l5 1h4l4 1 4 1 4 1h4l4 1 4 1 3 2 4 1 4 2 3 1 3 2 4 2 3 1 3 2 3 3 3 2 4 2 2 3 3 2 3 3 3 3 2 3 3 3 2 4 3 3 2 4 2 4 2 4 2 4 2 4 2 5 2 4 1 5 2 5-54 9-2-5-1-5-3-5-2-5-3-4-3-4-3-4-3-3-4-3-4-2-3-3-5-2-3-2-5-2-4-1-4-1-5-1h-5l-5-1h-5-4l-5 1h-4l-4 1-4 1-5 1-3 1-5 2-3 2-4 2-4 2-4 3-3 2-3 3-3 4-4 3-2 3-3 4-3 4-3 4-2 5-3 4-2 5-2 5-3 6-1 5-2 6-2 6-2 6-1 6-1 7-1 7-2 7v7l-1 8-1 7v8 9l-1 8v8l3-5 4-5 4-5 3-5 5-5 4-3 4-4 5-4 6-3 5-4 6-2 5-3 6-2 6-2 7-2 6-1 7-1 6-1h7 7 6 6l6 1h5l6 1 5 1 5 1 5 2 5 1 5 2 5 2 5 2 4 3 4 2 5 3 4 3 3 3 4 3 4 3 3 4 4 4 3 4 3 4 3 4 3 4 2 5 3 4 2 5 2 5 2 5 2 5 2 7 1 5 1 6 1 6 1 5 1 6v7l1 6zM237 304v-5-4-5l-1-4v-4l-1-4-1-4-1-4-1-4-1-3-1-4-1-3-2-4-1-4-1-3-2-3-2-3-2-3-2-3-2-2-3-3-2-2-2-3-3-2-3-2-2-2-4-1-2-2-4-2-3-1-3-1-4-2-3-1-4-1-4-1h-4l-4-1h-3-5-4-3-3-3-3l-3 1h-3l-3 1-4 1-3 1h-3l-3 1-3 1-3 1-3 2-2 1-3 2-3 1-3 2-2 2-3 2-2 2-3 2-2 2-2 3-2 3-2 2-2 3-2 3-2 3-1 3-2 5-1 3-2 4-1 4v3l-1 5v4l-1 4v5 4 5 5 4l1 5v5l1 4 1 5 1 4 1 4 1 5 1 4 2 4 1 3 2 4 1 4 2 3 2 4 2 3 2 4 3 3 2 3 3 3 2 3 3 2 3 3 2 2 3 2 3 3 4 1 3 2 3 2 4 2 3 1 4 1 3 1 4 1 4 1h4 4 4 4 4 3l4-1h4l3-1 4-1 3-1 4-1 3-1 3-2 3-2 3-1 3-2 3-2 2-2 3-2 2-3 3-2 2-3 2-2 2-3 2-3 2-3 2-3 2-4 1-3 1-4 2-3 1-4 1-4 1-4 1-4 1-4 1-4v-4l1-4v-5-5z">
          <text:p/>
        </draw:path>
        <draw:path draw:style-name="gr7" draw:text-style-name="P7" draw:layer="layout" svg:width="0.298cm" svg:height="0.45cm" svg:x="1.012cm" svg:y="2.876cm" svg:viewBox="0 0 299 451" svg:d="M299 323v5 6l-1 5v5l-1 6-1 5-2 5-1 5-1 5-2 4-2 5-2 4-2 5-3 4-2 4-3 4-3 4-3 3-3 4-4 4-4 3-4 3-4 3-4 3-4 3-5 2-5 3-5 2-5 2-6 2-6 2-6 2-6 1-6 1-7 1-7 1-7 1h-7l-7 1h-8-7l-8-1h-7l-7-1-7-1-6-1-6-1-7-1-6-2-5-2-6-2-5-2-5-2-5-3-5-2-4-3-5-3-4-3-4-3-4-3-4-4-4-3-3-4-3-4-3-4-3-4-2-4-2-4-2-5-2-4-2-5-1-5-2-5-1-5-1-5-1-5v-5l-1-6v-5-6-4-5l1-4v-5l1-4 1-4 1-5 1-3 1-4 1-4 2-4 1-3 2-4 2-3 2-3 2-3 2-3 2-3 2-3 3-3 2-3 4-2 3-3 2-2 3-2 3-2 2-2 4-2 2-2 4-2 3-1 3-2 3-1 3-1 4-2 3-1 3-1h3l4-1 3-1v-1l-3-1-4-1-3-1-4-1-3-2-3-1-4-2-3-1-3-2-3-2-3-2-2-2-3-2-2-2-3-3-2-2-3-2-2-3-2-2-3-3-2-3-2-2-1-3-2-3-2-3-1-3-1-3-1-3-2-4-1-3-1-3-1-4v-3l-1-4v-3l-1-3v-4-3l-1-4v-4l1-4v-5-4l1-5v-4l1-4 1-4 2-5 1-4 2-4 2-4 2-4 2-4 2-3 3-4 4-3 3-4 3-4 3-3 3-3 4-4 4-2 3-3 5-3 4-2 4-3 5-2 5-2 4-2 6-2 5-2 5-1 6-1 5-1 6-1 6-1 6-1h7l6-1h7 7l7 1h7l6 1 6 1 6 1 6 1 6 1 5 1 6 2 5 2 5 2 5 2 4 3 5 2 4 2 4 3 4 3 4 3 3 3 3 3 4 3 3 4 3 4 2 3 3 4 2 4 2 3 2 4 2 5 1 3 2 5 1 4 1 4 1 4 1 5v4l1 5v4 5 3 4 4l-1 3v4l-1 3v3l-1 4-1 3-1 3-1 4-1 3-2 3-1 3-1 3-2 3-1 3-2 3-2 3-2 2-2 3-2 2-2 3-2 2-3 3-2 2-3 2-3 2-2 2-3 2-3 2-3 2-3 1-3 2-3 1-4 2-4 1-3 1h-4l-3 1v2h3l4 1 4 1 3 1 4 1 3 1 4 2 3 1 3 1 4 2 3 2 3 1 3 2 3 2 3 2 2 3 3 2 3 2 2 3 3 3 2 3 2 2 2 3 2 3 2 4 2 3 2 3 1 3 2 4 1 4 1 3 2 4 1 4 1 4v5l1 4v4l1 5v4zM230 117v-3-4-3-3l-1-3v-3l-1-3-1-3v-2l-1-3-1-3-1-3-1-2-1-2-2-3-1-2-1-2-2-2-2-2-2-3-2-1-2-2-2-2-3-2-2-1-2-2-3-1-3-1-3-2-3-1-3-1h-3l-4-1-4-1-3-1h-4l-4-2h-4-5-4-4-5-4l-3 2h-4l-4 1-3 1-4 1h-3l-3 1-3 1-3 2-3 1-3 1-2 2-2 1-3 2-2 2-2 2-2 1-2 3-2 2-2 2-1 2-2 2-1 3-1 2-1 2-1 3-1 3-1 3-1 2-1 3v3l-1 3v3 3l-1 3v4 3 3 2l1 3v2 3 3l1 2v3l1 3 1 3 1 2v3l1 3 1 2 1 3 2 2 1 3 2 2 1 2 2 2 2 3 2 2 2 2 2 2 3 1 2 2 3 2 3 2 3 1 3 2 3 1 4 1 3 1 4 1 4 1 4 1h4l5 1h5 4 6 5l4-1h5l4-1 4-1 4-1 4-1 4-1 3-1 3-2 3-1 3-2 2-2 3-2 2-1 3-2 2-2 1-2 2-3 2-2 1-2 2-2 1-3 1-2 1-3 1-2 1-3 1-3v-2l1-3 1-3v-3-2l1-3v-3-2-3-2zM241 317v-3-3-3-3l-1-3-1-3v-3l-1-3v-3l-1-3-1-3-1-2-2-3-1-3-1-3-2-2-2-3-1-2-2-2-2-3-2-2-3-2-2-2-3-2-3-2-2-2-4-2-3-1-3-2-4-1-3-1-4-2-4-1-4-1-5-1h-4l-5-1h-5-5-5-5-4-5l-5 1h-4l-4 1-4 1-4 1-3 2-4 1-3 1-4 2-3 1-3 2-2 2-3 2-3 2-2 2-3 2-2 2-2 3-2 2-2 2-1 3-2 2-1 3-2 3-1 3-1 3-1 3-1 3-1 3-1 3v3l-1 3v3l-1 3v4 3 3 4 4 4l1 3v4l1 4v3l1 4 1 3 1 4 1 3 1 3 1 3 2 3 1 3 2 3 2 3 1 2 3 3 2 2 2 3 2 2 3 2 2 2 3 2 3 2 3 1 3 2 4 1 3 2 4 1 3 1 4 1 4 1h5l4 1 4 1h5 5 5 5 5 4l5-1 4-1h4l4-1 4-1 4-1 4-1 3-2 3-1 3-2 3-1 3-2 3-2 2-2 3-2 2-2 2-3 3-2 1-3 2-3 2-2 2-3 1-3 1-3 2-3 1-3v-4l1-3 1-3 1-4v-4l1-4v-3l1-4v-4-4z">
          <text:p/>
        </draw:path>
        <draw:line draw:style-name="gr8" draw:text-style-name="P6" draw:layer="layout" svg:x1="1.415cm" svg:y1="20.227cm" svg:x2="1.512cm" svg:y2="20.227cm">
          <text:p/>
        </draw:line>
        <draw:line draw:style-name="gr8" draw:text-style-name="P6" draw:layer="layout" svg:x1="1.415cm" svg:y1="15.945cm" svg:x2="1.512cm" svg:y2="15.945cm">
          <text:p/>
        </draw:line>
        <draw:line draw:style-name="gr8" draw:text-style-name="P6" draw:layer="layout" svg:x1="1.415cm" svg:y1="11.664cm" svg:x2="1.512cm" svg:y2="11.664cm">
          <text:p/>
        </draw:line>
        <draw:line draw:style-name="gr8" draw:text-style-name="P6" draw:layer="layout" svg:x1="1.415cm" svg:y1="7.383cm" svg:x2="1.512cm" svg:y2="7.383cm">
          <text:p/>
        </draw:line>
        <draw:line draw:style-name="gr8" draw:text-style-name="P6" draw:layer="layout" svg:x1="1.415cm" svg:y1="3.101cm" svg:x2="1.512cm" svg:y2="3.101cm">
          <text:p/>
        </draw:line>
        <draw:line draw:style-name="gr8" draw:text-style-name="P6" draw:layer="layout" svg:x1="10.203cm" svg:y1="21.229cm" svg:x2="10.203cm" svg:y2="21.132cm">
          <text:p/>
        </draw:line>
        <draw:line draw:style-name="gr8" draw:text-style-name="P6" draw:layer="layout" svg:x1="24.689cm" svg:y1="21.229cm" svg:x2="24.689cm" svg:y2="21.132cm">
          <text:p/>
        </draw:line>
        <draw:path draw:style-name="gr7" draw:text-style-name="P7" draw:layer="layout" svg:width="0.303cm" svg:height="0.449cm" svg:x="9.787cm" svg:y="21.3cm" svg:viewBox="0 0 304 450" svg:d="M304 225v13 12l-1 11v12l-1 10-2 11-1 10-2 9-2 9-3 9-2 9-3 8-2 7-4 8-3 7-3 7-3 6-4 6-4 6-4 6-4 5-5 4-4 5-5 4-4 4-5 4-6 3-4 3-6 3-5 2-6 3-6 2-6 1-5 2-6 1-6 1-6 1-7 1h-6-6-6-7l-6-1-6-1-6-1-6-1-6-2-5-1-6-2-6-3-5-2-5-3-6-3-4-3-5-4-5-4-6-4-4-5-4-4-5-5-4-6-3-5-4-7-3-6-4-7-3-7-3-7-2-8-3-8-2-9-3-8-2-10-1-9-2-10-1-11-1-10-1-12-1-11v-12-13-13-12l1-13 1-11 1-11 1-11 2-10 1-10 2-9 3-9 2-9 3-8 2-7 3-8 3-7 4-7 3-6 4-6 4-6 4-5 4-5 4-5 5-4 5-4 5-5 5-3 5-3 5-3 5-3 6-2 6-2 5-2 6-2 6-1 6-1 6-1 7-1h6 6 7 6 6 6l6 1 6 1 6 1 6 1 5 2 6 2 5 2 6 2 5 3 6 3 4 3 5 3 5 5 5 4 4 4 4 5 5 5 3 5 4 6 4 6 3 6 4 7 3 7 3 8 3 7 2 8 3 9 2 9 2 9 2 10 1 10 2 11 1 11v11l1 13v12zM248 225v-10-10l-1-9v-10l-1-8-1-9v-8l-1-8-1-7-1-7-2-7-1-7-2-6-1-6-2-6-2-5-2-5-2-5-2-4-3-5-2-3-3-4-3-4-2-3-3-3-3-3-4-3-3-2-3-2-3-2-4-1-3-2-4-1-4-1-4-1-4-1-4-1h-4-5-4-5-4-5l-4 1-5 1-3 1-4 1-4 1-4 2-4 1-3 2-4 2-3 2-3 3-3 3-3 3-3 3-3 4-2 4-3 4-2 4-3 5-2 4-2 5-2 6-2 5-1 6-2 7-1 6-1 7-2 7-2 7v8l-1 8-1 9-1 8v10 9l-1 10v10 10l1 10v9 9l1 8 1 9 1 8v7l2 8 2 7 1 7 2 6 1 6 2 6 2 6 1 5 2 6 3 4 2 5 2 4 3 5 2 3 3 4 3 3 3 3 3 3 3 3 3 2 4 3 3 1 4 2 4 1 3 2 4 1 4 1 4 1 5 1h4 4 5 4 4 4l5-1 3-1 4-1 4-1 4-2 4-1 3-2 4-1 3-3 3-2 4-3 2-3 4-3 2-3 3-4 3-3 2-5 3-4 2-5 2-4 2-6 2-5 2-6 2-6 1-6 1-6 2-7 1-7 1-8 1-7 1-8 1-9 1-8v-9l1-9v-10z">
          <text:p/>
        </draw:path>
        <draw:polygon draw:style-name="gr7" draw:text-style-name="P7" draw:layer="layout" svg:width="0.446cm" svg:height="0.342cm" svg:x="10.157cm" svg:y="21.401cm" svg:viewBox="0 0 447 343" draw:points="197,343 197,129 197,124 196,120 196,115 196,111 196,107 195,102 195,99 194,95 194,91 193,88 193,85 192,82 191,79 190,76 189,73 188,71 187,68 186,66 184,64 183,62 181,60 180,58 178,56 176,54 175,53 173,52 170,51 168,50 166,48 164,47 162,47 159,46 156,45 153,45 151,44 148,44 145,44 141,44 138,43 135,43 132,43 128,44 125,44 121,44 118,45 115,46 112,47 109,48 106,49 103,50 100,52 98,53 95,55 92,57 90,59 88,61 85,63 83,65 81,68 79,70 77,73 75,76 73,79 71,82 70,85 68,88 67,92 66,95 64,99 63,103 62,107 61,111 60,115 60,119 59,124 59,128 58,133 58,138 58,142 58,147 58,343 3,343 3,78 3,76 3,73 2,71 2,69 2,67 2,65 2,63 2,60 2,58 2,56 2,53 2,51 2,49 2,47 2,45 2,42 2,40 2,38 2,36 2,34 2,32 1,30 1,28 1,26 1,24 1,22 1,21 1,19 1,17 1,16 1,15 1,13 1,12 1,11 1,10 1,9 1,8 0,7 0,6 53,6 53,7 53,8 54,9 54,10 54,11 54,12 54,13 54,15 54,16 54,17 54,19 54,21 54,22 54,24 54,25 54,27 54,29 54,30 55,32 55,34 55,36 55,38 55,39 55,41 55,43 55,45 55,47 55,48 55,50 55,52 55,54 55,55 56,57 56,58 56,60 56,61 56,62 56,64 58,61 60,58 61,55 63,52 64,50 66,47 68,45 69,42 71,40 73,37 74,35 76,33 78,30 80,28 82,27 84,24 86,23 89,21 91,19 93,17 95,16 98,14 100,13 103,11 106,10 108,9 111,8 114,6 116,6 120,5 123,4 126,3 129,2 132,2 136,1 139,1 143,0 147,0 151,0 155,0 162,0 169,1 176,2 182,3 189,4 194,5 200,8 205,10 210,12 215,15 219,18 223,22 227,26 230,30 234,35 237,40 239,45 242,51 244,57 246,64 247,64 248,61 250,58 251,55 253,52 255,50 256,47 258,45 260,42 261,40 264,37 265,35 267,33 269,30 271,28 273,27 276,24 278,23 280,21 283,19 285,17 288,16 290,14 293,13 296,11 298,10 302,9 305,8 308,6 311,6 314,5 317,4 320,3 324,2 327,2 331,1 334,1 338,0 341,0 345,0 349,0 355,0 359,0 364,1 369,1 373,2 377,3 381,3 386,4 389,6 393,7 397,8 400,10 404,12 407,14 410,16 413,18 416,20 418,23 421,25 423,28 426,31 428,34 430,37 432,41 434,44 435,48 437,52 438,56 440,60 441,65 442,69 443,74 444,79 444,84 445,89 446,95 446,100 446,106 446,112 447,118 447,343 391,343 391,129 391,124 391,120 391,115 391,111 390,107 390,102 390,99 389,95 389,91 388,88 387,85 387,82 386,79 385,76 384,73 383,71 382,68 380,66 379,64 377,62 376,60 375,58 373,56 371,54 369,53 367,52 365,51 363,50 361,48 359,47 356,47 354,46 351,45 349,45 346,44 343,44 340,44 337,44 333,43 330,43 326,43 323,44 320,44 316,44 313,45 310,46 307,47 304,47 300,49 297,50 294,51 291,53 289,54 286,56 284,58 281,60 279,62 277,65 274,67 272,70 271,72 268,75 267,78 265,81 264,84 262,88 261,91 259,95 258,98 257,102 256,106 255,110 254,114 254,119 253,123 253,128 252,132 252,137 252,142 252,147 252,343">
          <text:p/>
        </draw:polygon>
        <draw:polygon draw:style-name="gr7" draw:text-style-name="P7" draw:layer="layout" svg:width="0.301cm" svg:height="0.443cm" svg:x="24.274cm" svg:y="21.306cm" svg:viewBox="0 0 302 444" draw:points="302,295 302,302 301,308 301,314 300,321 299,327 298,333 297,339 295,344 294,350 292,356 290,361 288,366 285,371 282,376 279,381 276,386 273,390 270,395 266,399 262,403 258,407 254,410 250,414 245,417 240,420 235,423 230,426 225,428 220,431 214,433 208,435 202,437 196,439 189,440 182,441 175,442 168,443 161,444 153,444 146,444 139,444 132,444 126,443 119,443 113,442 107,441 102,440 96,439 91,437 86,436 81,434 76,432 71,431 66,428 62,426 58,424 54,422 50,419 46,416 42,414 39,411 36,408 33,405 29,402 27,398 24,395 21,392 19,388 16,384 14,381 12,377 10,373 9,369 7,365 5,361 4,357 3,353 2,349 0,344 0,340 56,334 57,336 58,338 58,341 59,343 60,346 61,348 62,350 63,353 64,355 66,358 67,360 68,362 70,365 71,367 73,369 75,371 76,373 78,375 80,377 82,379 85,380 87,382 89,384 92,385 94,387 97,388 100,390 103,391 106,392 109,393 112,394 115,395 119,396 123,396 126,397 130,397 134,398 138,398 143,398 147,398 151,398 155,398 160,398 163,397 168,397 172,396 175,395 180,394 184,393 187,392 191,390 194,389 197,387 200,385 204,384 206,382 209,379 212,377 215,374 217,372 220,370 222,367 224,364 227,361 229,358 230,354 232,351 234,347 235,344 237,340 238,336 239,332 240,328 241,324 242,320 243,316 243,311 243,306 243,301 244,297 243,293 243,289 243,285 243,281 242,277 241,274 241,270 240,267 239,263 237,260 236,256 234,253 233,250 231,247 229,244 227,241 226,238 223,236 221,233 218,231 216,228 214,226 211,224 208,222 205,220 202,218 199,216 196,214 192,213 189,211 185,210 182,209 178,208 173,207 169,206 165,206 161,205 157,205 153,205 148,204 145,205 143,205 140,205 137,205 135,205 132,205 130,206 127,206 125,207 123,207 120,208 118,208 115,209 113,209 111,210 109,211 107,211 105,212 102,213 100,214 99,215 96,216 95,217 93,217 91,219 89,220 87,221 86,222 84,223 82,224 81,225 79,226 77,228 76,229 74,230 73,231 71,232 70,233 68,235 67,236 12,236 27,0 276,0 276,47 78,47 69,187 72,185 76,183 79,179 82,177 86,175 90,173 94,172 98,170 102,168 107,166 111,165 116,163 121,162 126,161 131,160 136,159 142,159 148,158 154,158 160,158 166,158 172,158 180,159 186,160 192,160 197,161 203,163 209,164 214,166 219,168 224,170 229,172 234,174 239,177 243,181 248,184 252,187 256,190 260,193 264,197 267,201 271,205 274,209 277,213 280,217 283,221 285,226 288,231 290,235 292,240 294,245 295,251 297,256 298,261 299,267 300,272 301,278 301,283 302,289">
          <text:p/>
        </draw:polygon>
        <draw:polygon draw:style-name="gr7" draw:text-style-name="P7" draw:layer="layout" svg:width="0.445cm" svg:height="0.342cm" svg:x="24.643cm" svg:y="21.401cm" svg:viewBox="0 0 446 343" draw:points="197,343 197,129 196,124 196,120 196,115 196,111 196,107 195,102 195,99 195,95 194,91 193,88 193,85 192,82 191,79 190,76 189,73 188,71 187,68 186,66 184,64 183,62 181,60 180,58 178,56 177,54 174,53 173,52 171,51 168,50 166,48 164,47 161,47 159,46 156,45 154,45 151,44 148,44 145,44 142,44 138,43 135,43 132,43 128,44 125,44 122,44 118,45 115,46 112,47 109,48 106,49 103,50 100,52 98,53 95,55 93,57 90,59 88,61 85,63 83,65 81,68 79,70 77,73 75,76 73,79 71,82 70,85 68,88 67,92 65,95 64,99 63,103 62,107 61,111 60,115 60,119 59,124 59,128 58,133 58,138 58,142 58,147 58,343 2,343 2,78 2,76 2,73 2,71 2,69 2,67 2,65 2,63 2,60 2,58 2,56 2,53 2,51 2,49 2,47 2,45 2,42 2,40 2,38 2,36 2,34 2,32 2,30 2,28 2,26 2,24 2,22 1,21 1,19 1,17 1,16 1,15 1,13 1,12 1,11 1,10 1,9 1,8 0,8 0,7 0,6 53,6 53,7 53,8 53,9 54,10 54,11 54,12 54,13 54,15 54,16 54,17 54,19 54,21 54,22 54,24 54,25 54,27 54,29 54,30 54,32 55,34 55,36 55,38 55,39 55,41 55,43 55,45 55,47 56,48 56,50 56,52 56,54 56,55 56,57 56,58 56,60 56,61 56,62 56,64 57,64 58,61 60,58 61,55 63,52 64,50 66,47 68,45 69,42 71,40 73,37 75,35 76,33 78,30 80,28 82,27 84,24 86,23 88,21 91,19 93,17 95,16 98,14 100,13 103,11 106,10 108,9 111,8 114,6 117,6 120,5 123,4 126,3 129,2 132,2 136,1 139,1 143,0 147,0 151,0 155,0 162,0 169,1 176,2 183,3 189,4 195,5 200,8 205,10 210,12 215,15 219,18 223,22 227,26 231,30 234,35 237,40 239,45 242,51 244,57 246,64 247,64 248,61 250,58 251,55 253,52 254,50 256,47 258,45 260,42 262,40 263,37 265,35 267,33 269,30 271,28 274,27 276,24 278,23 280,21 283,19 285,17 288,16 290,14 293,13 295,11 298,10 301,9 304,8 307,6 310,6 313,5 316,4 319,3 323,2 326,2 330,1 333,1 337,0 341,0 344,0 348,0 353,0 358,0 363,1 368,1 372,2 376,3 380,3 385,4 389,6 392,7 396,8 399,10 403,12 406,14 409,16 412,18 415,20 417,23 420,25 422,28 425,31 427,34 429,37 431,41 433,44 434,48 436,52 437,56 439,60 440,65 441,69 442,74 444,79 445,84 445,89 446,95 446,100 446,106 446,112 446,118 446,343 390,343 390,129 390,124 390,120 390,115 390,111 390,107 389,102 389,99 388,95 388,91 387,88 386,85 386,82 385,79 384,76 383,73 382,71 381,68 379,66 378,64 377,62 375,60 374,58 372,56 370,54 368,53 366,52 364,51 362,50 360,48 358,47 355,47 353,46 350,45 348,45 344,44 342,44 339,44 336,44 332,43 329,43 325,43 322,44 319,44 315,44 312,45 309,46 306,47 303,47 300,49 297,50 294,51 292,53 289,54 286,56 284,58 281,60 279,62 277,65 275,67 272,70 270,72 269,75 267,78 265,81 264,84 262,88 261,91 259,95 258,98 257,102 256,106 255,110 254,114 253,119 253,123 252,128 252,132 252,137 252,142 252,147 252,343">
          <text:p/>
        </draw:polygon>
        <draw:path draw:style-name="gr3" draw:text-style-name="P3" draw:layer="layout" svg:width="0.476cm" svg:height="0.534cm" svg:x="15.88cm" svg:y="21.971cm" svg:viewBox="0 0 477 535" svg:d="M477 264v13 13l-1 13-2 12-2 12-2 11-2 12-3 11-4 10-4 11-4 10-4 9-5 9-5 9-5 9-6 8-6 8-6 8-7 7-6 7-7 7-8 6-8 6-7 6-8 5-9 5-9 5-9 4-9 4-9 4-10 3-9 3-10 2-10 3-10 2-11 1-10 2-11 1h-11-10-218v-535h195 12l12 1 12 1 12 1 11 1 12 2 11 2 11 2 11 3 10 3 10 3 10 3 10 5 9 4 9 4 9 5 8 6 9 5 8 6 7 6 8 7 7 7 6 8 7 7 6 8 6 9 5 8 5 9 4 10 5 9 4 10 3 11 3 11 3 11 2 13 2 12 2 12 1 13v13zM365 264v-9-9l-1-8-1-9-1-8-2-8-1-8-2-7-2-8-3-7-3-6-2-7-3-6-3-5-4-6-4-5-3-6-4-4-5-5-4-4-5-5-5-3-5-4-5-4-5-3-6-3-5-3-6-3-6-2-7-2-6-2-6-2-7-1-7-2-7-1-7-1-7-1h-7-8-7-80v362h95 7l6-1h7l6-1 7-1 6-1 6-2 6-2 6-2 5-2 6-3 6-2 5-3 5-3 5-4 5-3 5-4 4-4 5-4 4-5 4-5 4-5 4-5 3-5 4-6 3-6 3-6 3-6 2-7 3-7 2-7 2-7 2-7 2-8 1-8 1-8 1-9 1-8v-9z">
          <text:p/>
        </draw:path>
        <draw:path draw:style-name="gr3" draw:text-style-name="P3" draw:layer="layout" svg:width="0.107cm" svg:height="0.562cm" svg:x="16.443cm" svg:y="21.943cm" svg:viewBox="0 0 108 563" svg:d="M0 78v-78h108v78zM0 563v-411h108v411z">
          <text:p/>
        </draw:path>
        <draw:polygon draw:style-name="gr3" draw:text-style-name="P3" draw:layer="layout" svg:width="0.372cm" svg:height="0.426cm" svg:x="16.632cm" svg:y="22.087cm" svg:viewBox="0 0 373 427" draw:points="373,299 373,305 373,311 372,317 372,322 370,328 369,333 367,338 366,343 364,348 361,352 359,357 356,361 353,366 349,370 346,374 342,378 339,382 334,386 330,389 325,393 321,396 316,399 310,402 305,404 299,407 292,409 286,412 280,414 274,416 267,418 260,420 253,421 245,422 238,424 230,425 223,425 214,426 206,426 198,427 189,427 182,427 174,426 166,426 159,426 152,425 145,425 138,424 132,423 125,422 119,421 112,420 106,419 100,417 95,415 89,414 84,412 78,409 73,407 68,405 63,402 59,400 54,397 50,394 46,391 42,387 38,384 34,380 31,376 27,372 24,369 21,364 18,360 15,355 13,350 10,345 8,340 6,334 3,329 2,323 0,317 94,303 94,306 96,309 97,312 98,315 99,318 100,321 102,323 103,326 105,328 106,330 108,333 110,335 111,336 113,338 115,340 117,341 119,343 121,344 123,346 126,347 128,348 131,349 133,350 136,351 139,352 141,352 144,353 147,353 150,354 153,354 157,355 160,355 163,355 166,355 170,356 174,356 177,356 181,356 185,356 189,356 193,356 196,356 200,356 203,356 207,356 210,355 213,355 217,355 220,355 223,354 226,354 229,353 232,353 235,352 238,351 241,351 243,350 245,349 248,348 250,347 253,346 255,345 257,343 259,342 261,341 262,339 264,338 266,336 267,335 268,333 269,331 271,329 272,327 273,324 273,322 274,320 274,317 274,315 275,312 275,309 275,306 274,303 274,300 273,298 272,295 272,293 270,290 269,288 267,286 265,284 263,282 261,281 259,279 257,277 254,276 252,274 249,273 246,271 243,270 240,269 237,268 233,267 230,266 226,264 223,263 219,262 215,262 211,261 206,260 202,259 198,258 193,257 189,256 184,255 180,254 175,253 170,252 165,251 161,250 156,249 151,248 146,246 140,245 135,244 130,242 125,241 120,239 115,238 110,237 105,235 100,233 95,232 91,230 86,228 81,225 77,223 73,220 68,218 64,215 60,212 56,209 53,207 49,203 46,200 43,197 39,193 37,190 34,186 31,182 28,178 26,173 24,169 22,164 21,159 19,154 18,148 18,143 17,137 16,131 16,124 16,119 17,113 17,108 18,102 19,97 20,92 22,87 24,82 26,77 28,73 30,68 33,63 36,59 38,55 42,51 45,48 49,44 53,40 57,37 61,33 66,30 70,27 75,24 80,22 86,19 91,17 97,15 103,13 109,11 115,9 122,7 129,6 136,5 143,3 150,2 158,2 165,1 173,1 182,0 190,0 196,0 203,0 209,1 216,1 222,2 228,2 235,3 241,4 246,5 252,7 258,8 263,9 269,11 274,13 279,14 285,16 290,19 295,21 300,24 305,26 309,29 313,32 318,35 322,38 325,42 329,45 333,49 336,52 339,56 342,60 346,65 348,69 351,74 353,79 356,84 358,88 360,94 361,99 363,105 364,111 269,121 268,118 268,115 267,112 266,110 265,107 264,105 263,103 262,100 261,98 259,97 258,94 256,93 255,91 253,89 251,88 250,86 248,85 246,83 244,82 242,81 240,80 238,79 236,78 234,77 231,76 229,75 227,75 224,74 222,74 219,73 217,73 214,73 211,72 208,72 205,72 202,72 199,71 196,71 193,71 190,71 183,71 176,72 169,72 163,73 157,74 151,75 146,76 141,77 137,79 133,81 129,83 126,85 123,88 121,91 119,94 117,97 116,100 115,104 114,109 114,113 114,116 115,118 115,121 115,123 116,126 117,128 118,130 119,132 120,134 122,135 123,137 125,139 127,140 129,142 131,143 133,145 136,146 138,147 141,148 144,149 147,151 149,152 153,153 156,153 159,154 163,155 166,156 170,157 173,158 177,159 181,160 185,160 190,161 194,162 198,163 202,164 207,165 211,166 216,167 220,169 226,170 232,171 237,172 243,173 248,175 254,177 260,178 265,179 270,181 276,183 281,184 287,186 292,188 298,190 303,193 308,195 312,197 317,200 322,202 326,205 330,208 334,211 338,214 342,218 345,221 349,225 352,230 355,234 358,238 360,243 363,247 365,252 367,257 369,262 370,268 371,274 372,280 373,286 373,293">
          <text:p/>
        </draw:polygon>
        <draw:polygon draw:style-name="gr3" draw:text-style-name="P3" draw:layer="layout" svg:width="0.239cm" svg:height="0.513cm" svg:x="17.046cm" svg:y="21.999cm" svg:viewBox="0 0 240 514" draw:points="151,514 141,514 133,513 124,512 116,510 109,508 102,505 95,502 89,498 84,494 78,489 73,483 69,477 65,471 62,464 59,456 57,448 55,440 54,431 53,421 53,411 53,168 0,168 0,96 58,96 91,0 158,0 158,96 236,96 236,168 158,168 158,382 158,388 159,393 159,399 160,404 161,408 162,412 164,416 165,420 167,423 169,427 172,429 175,431 177,434 181,435 184,437 188,438 192,439 196,440 200,440 205,440 207,440 209,440 211,440 212,440 214,440 216,440 218,440 219,440 221,439 223,439 224,439 226,438 228,438 229,437 231,437 233,437 235,436 236,436 238,436 240,435 240,501 236,502 232,503 228,504 224,506 220,507 216,508 212,508 207,509 203,510 199,510 194,511 190,512 185,512 180,513 176,513 171,513 166,514 161,514 156,514">
          <text:p/>
        </draw:polygon>
        <draw:path draw:style-name="gr3" draw:text-style-name="P3" draw:layer="layout" svg:width="0.414cm" svg:height="0.425cm" svg:x="17.318cm" svg:y="22.088cm" svg:viewBox="0 0 415 426" svg:d="M126 426h-6l-6-1h-5l-6-1h-5l-6-1-5-1-5-1-5-2-4-1-5-2-4-2-5-2-4-2-4-2-4-3-3-3-4-2-3-3-4-3-3-3-3-4-3-3-2-4-3-4-2-4-3-4-2-4-2-5-2-4-1-5-2-5-1-5-1-5-1-5-1-5-1-6v-5-6-6-7-7l1-7v-6l2-6 1-6 2-6 1-6 3-5 2-5 3-5 3-4 3-5 3-5 3-4 4-4 4-4 4-4 4-3 4-3 5-3 4-3 5-2 5-3 5-2 5-3 6-2 5-1 5-2 6-1 6-2 6-1 6-1 7-1 6-1 6-1h7l6-1h7 6l90-1v-21-5l-1-4v-4-4-4l-1-4v-3l-1-3-1-3v-4l-1-2-1-3-1-3-1-3-1-2-1-2-1-3-2-2-1-2-3-2-1-2-2-1-2-2-1-2-3-1-1-1-2-2-3-1-2-1h-2l-2-1-2-1h-3l-2-1-3-1h-2-3-2l-3-1h-3-3l-2 1h-3-2-3-2l-2 1h-3l-2 1h-2l-2 1h-2l-2 1-2 1-2 1-1 1-2 1-2 1-1 1-2 2-1 1-2 1-1 2-1 1-2 2-1 2-1 2-1 2-1 2-1 2-1 3-1 2-1 2-1 3v3l-1 3v3l-1 3v3l-1 4-111-6 1-5 1-5 2-6 1-4 2-5 1-5 2-5 2-5 3-4 2-5 2-4 3-5 3-4 3-4 3-4 4-3 3-4 4-3 4-4 4-4 5-3 4-3 5-2 5-3 5-3 5-2 6-3 6-2 6-1 6-2 6-2 7-2 7-1 7-1 7-1 7-1 8-1h8 8 8 8 7 8l7 1 6 1 8 1 7 1 6 2 7 1 6 2 6 2 5 2 6 2 5 3 5 3 5 3 5 3 5 3 4 4 4 3 5 4 3 4 4 4 4 5 3 4 3 5 3 5 2 5 3 5 2 5 2 6 2 6 2 6 1 6 2 6 1 6v7l1 7v6 8 150 3 3 2 3 2l1 3v3 2 2 3l1 2v2 2l1 2v2l1 2v2l1 2 1 1v2l1 2 1 1 1 1 1 1 1 2 1 1 1 1 1 1 1 1 2 1h1l1 1 2 1h2l1 1h2 2 2l2 1h2 2l3-1h2 2 3 2l2-1h3 2l3-1v58h-3l-1 1h-2-2l-2 1h-1l-2 1h-2l-1 1h-2-1l-2 1h-1-2l-1 1h-2-1l-2 1h-1-2-1-2l-2 1h-1-2-1-2-2l-1 1h-2-2-2-1l-2 1h-2-2-2-2-2-3-8l-7-1-7-1-6-2-7-1-5-3-6-2-5-3-4-3-4-4-4-4-3-5-3-5-3-5-2-5-2-6-2-7-2-7-1-7-1-7h-2l-5 7-4 8-5 6-5 7-6 6-6 6-6 5-6 5-6 5-7 5-7 3-7 4-7 3-7 3-9 2-8 2-8 2-9 1h-9zM251 228l-56 1h-3l-4 1h-3-3-3l-4 1h-3-3l-3 1h-3-3l-3 1-3 1-3 1h-3l-3 1-2 1-3 1-2 1-2 2-3 1-2 2-2 1-2 2-2 2-1 2-2 2-2 2-1 2-1 3-2 2-1 3-1 3-1 3-1 3v4l-1 4v4 4l-1 4 1 5v6l1 5 1 5 1 4 1 4 2 4 2 4 2 3 3 4 3 2 3 2 3 3 3 1 4 2 3 1 4 1 4 1h5 4 4 4 4l4-1 3-1 4-1 4-1 3-1 4-2 3-1 3-2 4-2 2-2 4-2 2-2 3-3 3-2 2-2 3-3 2-3 2-3 3-3 1-3 3-3 2-3 2-4 2-3 1-4 2-3 1-4 2-4 1-3 1-4v-4l1-4 1-3v-4-4-4l1-4z">
          <text:p/>
        </draw:path>
        <draw:polygon draw:style-name="gr3" draw:text-style-name="P3" draw:layer="layout" svg:width="0.374cm" svg:height="0.418cm" svg:x="17.778cm" svg:y="22.087cm" svg:viewBox="0 0 375 419" draw:points="268,419 268,188 268,183 268,179 268,174 268,170 267,165 267,161 266,157 266,153 265,148 265,145 264,141 263,137 262,133 261,129 259,126 258,123 257,120 256,116 254,113 252,110 250,108 248,105 246,102 244,100 242,98 240,96 237,93 235,92 232,90 229,88 227,87 223,85 220,84 217,83 214,82 210,81 207,81 203,80 199,80 195,80 191,80 188,80 184,81 180,81 177,82 173,83 170,84 167,86 163,87 160,89 157,91 154,92 151,94 148,97 145,99 143,102 140,104 138,107 135,110 133,113 131,116 129,120 127,123 125,127 123,130 121,134 120,138 118,142 117,146 115,151 114,155 113,159 112,164 111,169 111,173 110,178 110,183 109,188 109,193 109,198 109,419 3,419 3,100 3,97 3,94 3,92 3,89 3,86 3,84 3,81 3,78 2,75 2,73 2,70 2,67 2,64 2,62 2,59 2,56 2,54 2,51 2,49 2,46 2,43 2,41 1,38 1,36 1,34 1,32 1,30 1,27 1,25 1,23 1,21 1,19 0,18 0,16 0,14 0,13 0,12 0,10 0,9 0,8 101,8 101,9 102,10 102,11 102,13 102,14 102,15 102,17 102,19 103,21 103,23 103,25 103,27 103,29 103,31 103,33 104,36 104,38 104,40 104,43 104,45 105,47 105,50 105,52 105,55 105,57 105,60 105,62 105,64 105,67 105,69 106,72 106,74 106,76 106,78 106,80 106,82 106,84 106,86 106,88 106,90 108,90 112,80 117,72 121,64 127,56 132,49 138,43 143,36 149,31 155,26 162,21 168,17 175,14 182,11 190,8 198,6 205,3 214,2 222,1 231,0 240,0 247,0 254,1 261,1 267,2 274,3 280,5 286,6 291,8 297,10 302,12 307,15 312,18 317,20 321,24 325,27 330,30 333,34 337,38 341,42 344,46 347,50 350,54 353,59 355,64 358,69 360,74 363,79 365,85 367,90 368,96 370,102 371,108 372,113 373,120 374,126 374,132 375,138 375,145 375,151 375,158 375,419">
          <text:p/>
        </draw:polygon>
        <draw:polygon draw:style-name="gr3" draw:text-style-name="P3" draw:layer="layout" svg:width="0.379cm" svg:height="0.425cm" svg:x="18.231cm" svg:y="22.088cm" svg:viewBox="0 0 380 426" draw:points="196,426 186,426 177,425 168,424 158,423 150,422 141,420 133,418 125,416 117,413 110,411 103,407 95,404 88,400 82,396 76,392 70,388 64,383 59,378 53,373 48,368 44,362 39,356 35,350 31,344 27,337 24,330 21,324 17,316 15,309 12,302 10,293 8,285 6,277 4,269 3,260 2,252 1,243 0,234 0,224 0,214 0,204 0,194 1,185 2,175 3,166 5,157 6,148 9,140 11,132 13,123 16,116 19,108 22,101 26,93 29,86 33,80 37,73 42,67 47,62 52,56 57,50 62,45 67,41 73,36 79,32 85,27 92,24 99,20 107,17 114,14 121,11 129,9 137,7 145,5 153,3 162,2 170,1 179,0 188,0 197,0 205,0 213,0 220,0 228,1 235,2 242,4 248,5 255,6 261,8 268,10 274,12 280,15 285,17 291,20 297,23 302,26 307,29 312,32 316,36 321,39 326,43 330,47 334,51 338,55 341,59 345,63 348,68 351,73 354,78 357,83 360,87 362,93 365,98 367,103 369,109 371,114 373,119 374,125 375,131 376,137 269,142 268,135 267,129 265,124 264,119 261,114 259,109 256,104 253,99 250,96 247,92 243,88 238,85 234,82 229,79 224,77 219,76 213,74 208,73 201,73 195,73 187,73 179,74 171,76 164,78 158,81 152,85 146,90 141,95 137,101 132,108 129,115 125,123 122,132 120,141 117,151 116,162 114,173 114,185 113,197 113,210 114,238 116,262 120,284 126,302 134,317 143,330 154,340 166,347 181,352 196,353 202,353 208,352 214,351 219,350 224,348 229,346 234,344 238,341 243,338 247,334 251,330 255,326 258,321 261,316 264,310 266,304 268,298 270,291 271,284 273,277 380,282 379,287 377,293 376,299 375,304 373,310 371,315 369,320 367,326 365,331 362,336 359,341 356,346 353,351 350,356 346,360 343,365 339,370 334,374 330,378 326,382 321,386 316,390 311,393 306,397 301,400 295,403 289,406 283,409 277,412 270,414 264,416 257,418 250,420 243,421 235,423 228,424 220,425 212,425 204,426">
          <text:p/>
        </draw:polygon>
        <draw:path draw:style-name="gr3" draw:text-style-name="P3" draw:layer="layout" svg:width="0.374cm" svg:height="0.425cm" svg:x="18.663cm" svg:y="22.088cm" svg:viewBox="0 0 375 426" svg:d="M191 426h-8l-9-1h-9l-8-1-8-1-8-2-7-2-8-1-8-3-7-2-7-3-6-3-7-3-6-4-6-4-6-4-6-4-5-5-6-5-5-5-5-5-5-6-4-6-4-6-4-7-4-7-3-7-3-7-3-8-3-8-3-8-2-9-2-9-2-9-1-9-1-9-1-10-1-11v-11-11-11-12l1-10 1-11 1-10 2-10 2-9 2-9 3-8 3-9 3-8 4-7 4-7 3-7 5-7 4-6 5-6 4-6 5-6 5-4 6-5 6-5 5-4 6-4 6-4 7-4 6-3 7-3 6-2 7-2 7-3 7-1 8-2 7-1 7-2 7-1h8l8-1h7 8 9 10l9 1 9 1 9 2 8 2 8 2 7 3 7 2 7 4 7 3 7 4 6 4 6 4 6 5 5 5 6 5 5 5 4 5 5 6 4 7 4 6 4 7 4 7 3 7 3 7 3 8 3 8 2 8 2 9 2 8 2 8 1 9 2 9 1 10 1 9v10l1 10v9 12 2h-264v6 5l1 5v5 5l1 4v5l1 5 1 4 1 5 1 4 1 4 1 4 2 4 1 4 1 4 2 4 2 3 2 4 2 3 2 3 2 3 2 3 3 3 2 2 3 3 3 2 3 2 3 3 3 1 3 2 4 2 3 1 4 1 4 1 4 1 4 1h5 4 5 5 5l6-1h5l4-1 6-2 4-1 4-2 4-2 4-2 3-3 3-2 3-4 3-3 3-4 2-4 2-3 2-5 2-5 2-5 100 9-1 4-2 3-1 4-2 4-2 3-2 4-2 4-2 4-3 3-2 4-3 5-2 3-3 4-3 4-3 3-4 4-3 3-4 4-4 3-4 4-4 3-4 3-5 3-5 3-5 3-5 3-5 2-6 3-6 2-6 2-6 2-7 2-6 1-7 2-7 1-8 1-9 1h-8l-8 1zM191 67h-3-3-3-3l-3 1-4 1h-2l-4 1-2 1-3 1-3 1-3 2-2 1-3 2-3 1-2 2-2 2-3 2-2 2-2 3-2 2-2 3-2 2-2 3-1 3-2 4-2 3-1 3-1 4-2 3-1 4-1 4-1 5-1 4-1 4-1 5v5 5l-1 4v6h160l-1-10-1-9-1-9-2-8-2-8-3-7-3-6-3-6-4-6-3-5-5-5-5-4-5-4-5-4-6-2-6-2-6-2-6-1-7-1z">
          <text:p/>
        </draw:path>
        <draw:polygon draw:style-name="gr9" draw:text-style-name="P1" draw:layer="layout" svg:width="4.139cm" svg:height="3.17cm" svg:x="33.767cm" svg:y="9.591cm" svg:viewBox="0 0 4140 3171" draw:points="0,3171 4140,3171 4140,0 0,0">
          <text:p/>
        </draw:polygon>
        <draw:polygon draw:style-name="gr3" draw:text-style-name="P3" draw:layer="layout" svg:width="0.456cm" svg:height="0.534cm" svg:x="33.97cm" svg:y="9.865cm" svg:viewBox="0 0 457 535" draw:points="285,87 285,535 173,535 173,87 0,87 0,0 457,0 457,87">
          <text:p/>
        </draw:polygon>
        <draw:polygon draw:style-name="gr3" draw:text-style-name="P3" draw:layer="layout" svg:width="0.239cm" svg:height="0.418cm" svg:x="34.486cm" svg:y="9.981cm" svg:viewBox="0 0 240 419" draw:points="3,419 3,104 3,101 3,98 3,96 3,93 3,90 3,87 3,85 3,81 3,79 3,76 3,73 3,70 2,67 2,64 2,61 2,59 2,56 2,53 2,50 2,48 2,45 2,42 2,40 2,37 1,35 1,32 1,30 1,28 1,26 1,24 1,22 1,19 1,17 1,16 1,14 1,12 0,11 0,10 0,8 0,7 103,7 103,8 103,10 103,11 103,12 103,14 104,16 104,17 104,19 104,21 104,24 104,26 104,28 105,30 105,33 105,35 105,37 105,40 105,43 105,45 106,48 106,50 106,53 106,56 106,58 106,61 106,63 106,66 106,69 107,72 107,74 107,77 107,79 107,81 107,84 107,86 108,88 108,90 108,92 108,93 108,95 109,95 111,91 112,86 114,82 115,78 117,74 118,70 120,66 122,62 123,59 125,55 127,52 128,48 130,45 132,42 134,39 135,36 138,33 139,30 141,28 144,25 146,23 148,20 151,18 153,16 156,14 158,13 161,11 164,9 167,8 170,6 173,5 176,4 180,3 183,2 187,1 190,1 194,0 199,0 203,0 207,0 209,0 211,0 213,0 215,0 217,0 218,0 220,1 222,1 224,1 226,1 227,2 229,2 231,2 233,3 234,3 236,4 237,4 238,5 239,5 240,5 240,94 238,94 236,93 234,93 232,93 230,92 228,92 226,91 224,91 221,91 219,91 217,90 215,90 213,90 211,89 208,89 206,89 203,89 200,89 197,89 195,89 187,89 180,90 172,92 166,94 159,97 153,100 147,104 142,109 137,115 133,121 128,128 124,135 121,143 118,152 116,161 114,171 112,181 111,192 111,204 111,216 111,419">
          <text:p/>
        </draw:polygon>
        <draw:path draw:style-name="gr3" draw:text-style-name="P3" draw:layer="layout" svg:width="0.375cm" svg:height="0.425cm" svg:x="34.767cm" svg:y="9.981cm" svg:viewBox="0 0 376 426" svg:d="M192 426h-9-9l-8-1-8-1-8-1-8-1-8-2-8-2-7-2-7-3-7-2-7-4-6-3-6-3-7-4-5-4-6-5-6-5-5-4-5-5-5-6-5-6-4-6-4-6-4-7-4-7-4-7-3-7-3-8-2-7-3-9-2-8-2-9-2-9-1-10-2-9v-10l-1-10v-10l-1-11 1-12v-11l1-11 1-10 1-10 2-10 2-9 2-9 3-9 3-8 3-8 4-8 3-7 4-7 4-7 5-6 4-6 5-6 5-5 5-5 6-5 5-5 6-4 6-4 6-4 6-3 7-3 6-3 7-3 7-2 7-2 7-2 7-3 7-1 8-1 7-1 8-1 7-1h8 7 10l9 1h9l9 2 8 1 8 2 9 3 7 3 7 3 7 3 7 3 6 4 8 4 6 4 5 5 6 5 5 5 5 6 5 5 4 6 5 6 4 7 4 6 3 7 4 7 3 8 3 8 2 7 2 8 3 9 2 8 1 9 2 9 1 9 1 9 1 9 1 10v10l1 10v10 3h-264v5 5 5l1 5v5l1 5v4l1 5 1 5 1 4 1 4 1 5 1 4 1 4 2 4 1 4 2 3 2 4 1 3 2 4 3 2 2 4 2 2 3 3 2 3 3 2 3 3 3 2 3 2 3 2 3 1 4 2 3 2 4 1 4 1h4l4 1h4l5 1h4 6l5-1h5l5-1 5-1 4-1 5-2 3-2 4-2 4-2 4-2 3-3 3-3 3-3 2-4 3-4 2-4 2-4 2-5 2-5 101 9-2 3-1 4-2 4-2 3-1 4-2 3-3 4-2 4-2 4-2 4-3 4-3 4-2 3-4 4-3 4-3 4-3 3-4 4-4 3-4 3-4 4-5 3-4 3-5 2-6 3-5 3-6 2-5 3-6 2-6 3-6 2-7 1-7 2-7 1-7 2h-7l-8 1-8 1h-8zM192 68h-3-3l-3 1h-4-3l-3 1-3 1-3 1-3 1-3 1-2 1-3 1-3 2-2 1-3 2-2 1-3 3-2 2-2 2-2 2-2 2-2 3-2 3-2 3-1 3-2 3-2 3-1 4-2 3-1 4-1 4-1 4-1 4-1 4-1 5-1 4v5l-1 5v5 6h159l-1-10-1-10-1-8-2-8-3-8-2-7-3-7-3-6-4-6-4-5-4-5-5-4-5-4-5-3-6-3-5-2-6-2-7-1-6-1z">
          <text:p/>
        </draw:path>
        <draw:path draw:style-name="gr3" draw:text-style-name="P3" draw:layer="layout" svg:width="0.414cm" svg:height="0.425cm" svg:x="35.191cm" svg:y="9.981cm" svg:viewBox="0 0 415 426" svg:d="M127 426h-7-5l-6-1h-5l-6-1-5-1-5-1-5-1-5-1-4-2-5-1-5-3-4-1-4-2-4-3-4-2-4-3-3-3-4-2-3-4-3-3-3-3-3-4-3-3-2-4-3-4-2-4-2-5-2-4-2-5-2-4-1-5-2-5-1-5-1-6v-5l-1-5v-6-5l-1-6 1-7v-7-7l1-7 1-6 2-6 2-6 1-5 2-5 3-5 2-5 3-5 3-5 4-4 3-4 4-4 3-3 4-4 4-3 5-4 4-2 5-3 5-3 5-3 4-2 6-2 5-2 6-2 5-1 6-2 6-1 6-2 6-1h7l7-1 6-1 6-1h7 6l7-1 88-1v-21-4-5-4-3l-1-4v-4l-1-3v-4l-1-3-1-3-1-3v-3l-1-3-1-2-1-3-2-2-1-3-1-2-2-2-1-2-2-1-1-2-2-2-2-1-2-2-1-1-3-1-2-1-2-1-2-1-2-1h-2l-3-1h-2l-3-1-2-1h-3-3-2-3-3-3-2-3-2l-2 1h-3l-2 1h-2l-2 1h-2l-2 1-2 1h-2l-2 1-2 1-1 1-2 2-2 1-1 1-2 2-1 1-2 1-1 2-1 2-1 2-1 1-2 3-1 2-1 2-1 2v2l-1 3-1 3-1 2v3l-1 3v3l-1 3v4l-112-5 1-6 1-5 1-5 2-5 1-5 2-5 2-5 2-4 2-5 2-4 3-5 3-4 3-4 3-4 3-4 3-4 4-4 4-3 4-4 4-3 4-3 5-3 5-3 5-3 5-2 5-3 6-2 6-2 6-2 7-2 6-2 7-2 6-1 7-2 8-1 7-1h8l8-1h8 8 8 7l7 1h7l7 1 7 2 7 1 6 1 6 3 6 2 6 1 6 3 5 2 6 3 5 2 5 3 5 4 4 3 5 3 4 4 4 4 4 4 4 4 3 4 4 5 3 4 3 5 2 5 2 5 3 6 2 5 2 6 2 6 1 6 1 6 1 7 1 6 1 7v7 7 149 3 3 3 2 3 3l1 2v2 3 2 2l1 3v2l1 2v2 1l1 2 1 2v2l1 1 1 2 1 1v2l1 1 1 1 2 1 1 1 1 1 1 1 1 1 1 1 2 1h2l1 1h2 2l2 1h1 3 2 2 2 3 2l3-1h2 2 2l3-1h2v57l-2 1h-2-1l-2 1-2 1h-2-1l-2 1h-2l-1 1h-1-2l-2 1h-1-2-1l-2 1h-1-2-1l-2 1h-1-2l-1 1h-2-2-1-2-2-1l-2 1h-2-2-1-2-3-1-3-2-2-8l-7-1h-7l-7-2-6-2-6-2-5-3-5-2-4-4-5-3-3-5-3-4-4-5-2-5-3-6-2-6-2-6-1-7-2-7v-8h-3l-4 8-5 7-5 7-4 6-6 7-5 5-6 6-6 5-7 5-6 4-7 4-7 4-7 3-8 3-8 2-8 2-8 1-9 1-9 1zM251 229l-54 1h-4-3-3-3l-4 1h-3-3l-3 1h-4-3l-3 1h-3l-3 1-2 1-3 1-3 1-2 1-3 1-2 1-3 1-2 2-2 1-2 2-2 1-2 2-2 2-1 2-2 2-3 3-1 2-1 3-1 3-1 2-1 4-1 3-1 4v3 4l-1 4v4 6l1 5v5l1 5 2 5 1 4 2 4 2 4 3 3 3 3 3 2 2 3 4 2 3 2 3 1 4 2 4 1h4l4 1h5 4 3l4-1h4l4-1 4-1 4-1 3-2 3-1 4-2 3-2 3-1 3-2 3-3 3-2 3-2 3-3 2-2 3-3 2-2 2-4 2-2 2-4 2-3 2-3 2-3 2-4 1-3 2-4 1-4 1-3 1-4 1-4 1-3 1-4v-4l1-4v-4-3-4z">
          <text:p/>
        </draw:path>
        <draw:polygon draw:style-name="gr3" draw:text-style-name="P3" draw:layer="layout" svg:width="0.239cm" svg:height="0.513cm" svg:x="35.61cm" svg:y="9.892cm" svg:viewBox="0 0 240 514" draw:points="151,514 141,514 133,513 124,512 115,511 108,508 101,505 94,502 88,498 82,494 77,489 72,484 68,478 64,471 61,464 58,457 56,449 54,440 53,431 52,422 51,411 51,170 0,170 0,97 57,97 90,0 158,0 158,97 236,97 236,170 158,170 158,382 158,388 158,394 159,399 160,404 161,409 162,413 164,417 165,421 167,424 169,427 172,429 175,432 177,434 181,436 184,437 188,439 191,440 195,440 200,441 205,441 207,441 208,441 210,441 212,441 214,441 216,440 218,440 219,440 221,440 222,439 224,439 226,439 227,439 229,438 231,438 233,437 234,437 236,436 238,436 240,436 240,502 236,503 232,504 228,505 224,506 220,507 216,508 212,509 207,510 203,511 199,511 194,512 190,512 185,513 180,513 176,514 171,514 166,514 161,514 155,514">
          <text:p/>
        </draw:polygon>
        <draw:polygon draw:style-name="gr3" draw:text-style-name="P3" draw:layer="layout" svg:width="0.591cm" svg:height="0.418cm" svg:x="35.91cm" svg:y="9.981cm" svg:viewBox="0 0 592 419" draw:points="244,419 244,188 244,183 244,178 244,174 244,169 243,165 243,161 243,156 242,152 241,148 241,144 240,140 239,136 239,133 238,129 237,126 235,122 234,119 233,116 232,113 230,110 229,107 227,104 226,102 224,99 222,97 220,95 218,93 216,91 213,89 211,87 209,86 206,85 203,84 201,83 198,81 195,81 192,80 189,80 185,80 182,80 179,80 176,80 173,80 169,81 167,82 163,83 161,84 158,85 155,87 153,88 150,90 147,92 145,94 142,96 140,98 138,101 136,104 134,107 131,109 129,113 128,116 126,119 124,122 123,126 121,130 119,133 118,138 117,141 116,146 114,150 114,155 113,159 112,163 111,168 111,173 110,177 110,182 110,188 110,193 109,198 109,419 3,419 3,99 3,97 3,94 3,91 3,89 3,86 3,83 3,80 3,78 3,75 2,72 2,69 2,66 2,64 2,61 2,58 2,56 2,53 2,50 2,48 2,46 2,43 2,41 2,38 1,36 1,33 1,31 1,29 1,27 1,25 1,23 1,21 1,19 1,17 1,16 1,14 1,12 0,11 0,10 0,8 0,7 101,7 101,8 102,10 102,11 102,12 102,13 102,15 102,17 102,18 103,20 103,22 103,24 103,26 103,29 104,31 104,33 104,35 104,37 104,40 104,42 104,44 105,47 105,49 105,52 105,54 105,56 105,59 105,61 105,64 105,66 106,68 106,71 106,73 106,75 106,78 106,80 106,82 106,84 106,86 106,87 106,89 108,89 112,80 116,71 120,63 125,56 130,48 135,42 140,36 146,30 151,25 157,21 163,17 169,13 175,10 182,7 189,5 196,3 204,1 211,0 219,0 227,0 237,0 245,1 254,2 262,3 270,5 277,8 284,11 290,14 297,18 302,23 308,28 313,33 318,38 323,44 326,51 330,57 334,65 337,72 339,80 341,89 343,89 346,84 348,79 350,74 353,70 355,66 357,62 360,57 362,54 365,50 367,47 370,43 372,40 376,37 379,34 381,31 384,29 387,26 390,24 393,22 396,19 399,17 402,15 405,13 409,12 412,10 416,9 419,7 422,6 426,5 429,4 433,3 437,2 441,2 445,1 448,1 452,0 456,0 460,0 465,0 469,0 475,0 482,0 488,1 494,1 500,2 506,4 511,6 516,7 521,10 526,12 530,14 535,17 539,20 543,23 547,26 550,30 554,33 557,37 561,41 563,45 566,49 569,54 572,59 574,63 576,68 578,73 580,79 582,84 583,89 585,95 586,101 587,107 588,113 589,119 590,125 591,131 591,138 591,144 591,151 592,157 592,419 486,419 486,188 486,183 486,178 486,174 485,169 485,165 484,161 484,156 484,152 483,148 482,144 482,140 481,136 480,133 479,129 478,126 477,122 476,119 475,116 473,113 472,110 470,107 469,104 467,102 465,99 463,97 462,95 459,93 457,91 455,89 452,87 450,86 448,85 445,84 442,83 439,81 436,81 433,80 430,80 427,80 424,80 421,80 417,80 414,80 411,81 409,81 405,83 403,84 400,85 397,86 395,88 392,90 390,91 387,93 385,95 383,98 380,100 378,103 376,105 373,108 371,111 369,114 367,117 366,120 364,124 362,127 361,131 360,135 358,139 357,143 356,147 355,151 354,155 353,159 353,164 352,169 351,173 351,178 350,183 350,188 350,193 350,419">
          <text:p/>
        </draw:polygon>
        <draw:path draw:style-name="gr3" draw:text-style-name="P3" draw:layer="layout" svg:width="0.375cm" svg:height="0.425cm" svg:x="36.579cm" svg:y="9.981cm" svg:viewBox="0 0 376 426" svg:d="M192 426h-9-9l-8-1-8-1-8-1-8-1-8-2-8-2-7-2-7-3-7-2-7-4-6-3-7-3-6-4-6-4-6-5-5-5-5-4-5-5-5-6-5-6-4-6-4-6-4-7-4-7-4-7-3-7-3-8-3-7-2-9-3-8-2-9-1-9-2-10-1-9-1-10v-10l-1-10v-11-12l1-11v-11l1-10 2-10 2-10 2-9 2-9 3-9 3-8 3-8 3-8 4-7 4-7 4-7 4-6 5-6 5-6 5-5 5-5 6-5 5-5 6-4 6-4 6-4 6-3 7-3 6-3 7-3 7-2 7-2 7-2 7-3 7-1 8-1 7-1 7-1 8-1h8 7 10l9 1h9l9 2 8 1 8 2 8 3 9 3 7 3 7 3 7 3 6 4 7 4 6 4 5 5 6 5 5 5 5 6 5 5 4 6 5 6 4 7 4 6 3 7 3 7 4 8 2 8 3 7 2 8 2 9 3 8 1 9 2 9 1 9 1 9 1 9 1 10v10l1 10v10 3h-264v5 5 5l1 5v5l1 5v4l1 5v5l1 4 2 4 1 5 1 4 1 4 1 4 2 4 2 3 1 4 2 3 2 4 2 2 2 4 3 2 2 3 3 3 3 2 3 3 2 2 4 2 3 2 3 1 3 2 4 2 4 1 4 1h4l4 1h4l5 1h4 6l5-1h5l5-1 5-1 4-1 4-2 4-2 4-2 4-2 3-2 4-3 3-3 2-3 3-4 4-4 2-4 2-4 2-5 1-5 101 9-2 3-1 4-2 4-2 3-1 4-3 3-2 4-2 4-2 4-3 4-2 4-3 4-2 3-4 4-3 4-3 4-4 3-3 4-4 3-4 3-4 4-5 3-4 3-5 2-5 3-5 3-6 2-5 3-6 2-6 3-6 2-8 1-7 2-7 1-7 2h-8l-7 1-8 1h-9zM192 68h-4-3l-3 1h-3-3l-3 1-3 1-3 1-3 1-3 1-3 1-2 1-3 2-3 1-2 2-3 1-2 3-2 2-2 2-2 2-3 2-1 3-2 3-2 3-2 3-1 3-2 3-2 4-1 3-1 4-1 4-1 4-2 4-1 4v5l-1 4v5l-1 5v5 6h160l-1-10-1-10-2-8-2-8-2-8-2-7-4-7-4-6-3-6-4-5-5-5-4-4-5-4-5-3-6-3-5-2-6-2-7-1-6-1z">
          <text:p/>
        </draw:path>
        <draw:polygon draw:style-name="gr3" draw:text-style-name="P3" draw:layer="layout" svg:width="0.374cm" svg:height="0.418cm" svg:x="37.032cm" svg:y="9.981cm" svg:viewBox="0 0 375 419" draw:points="269,419 269,188 269,183 269,178 269,174 269,169 268,165 268,161 267,156 267,152 266,148 266,144 265,140 264,136 263,133 262,129 260,126 259,122 258,119 256,116 255,113 253,110 251,107 249,104 247,102 245,99 243,97 241,95 238,93 236,91 233,89 230,87 227,86 224,85 221,84 218,83 215,81 211,81 208,80 204,80 200,80 196,80 192,80 188,80 185,80 180,81 177,82 173,83 170,84 166,85 163,87 160,88 157,90 154,92 151,94 148,96 145,98 143,101 140,104 138,107 135,109 133,113 131,116 128,119 127,122 125,126 123,130 121,133 120,138 118,141 116,146 115,150 114,155 113,159 112,163 111,168 110,173 110,177 110,182 109,188 109,193 109,198 109,419 2,419 2,99 2,97 2,94 2,91 2,89 2,86 2,83 2,80 2,78 2,75 2,72 2,69 2,66 2,64 2,61 2,58 2,56 2,53 2,50 1,48 1,46 1,43 1,41 1,38 1,36 1,33 1,31 1,29 1,27 1,25 1,23 1,21 0,19 0,17 0,16 0,14 0,12 0,11 0,10 0,8 0,7 101,7 101,8 101,10 102,11 102,12 102,13 102,15 102,17 102,18 102,20 103,22 103,24 103,26 103,29 103,31 103,33 103,35 104,37 104,40 104,42 104,44 104,47 104,49 104,52 105,54 105,56 105,59 105,61 105,64 105,66 105,68 105,71 105,73 105,75 106,78 106,80 106,82 106,84 106,86 106,87 106,89 108,89 112,80 117,71 121,63 127,56 132,48 138,42 143,36 149,30 155,25 162,21 168,17 175,13 183,10 191,7 199,5 206,3 214,1 223,0 231,0 241,0 248,0 255,0 262,1 268,1 275,2 281,4 287,6 292,7 298,10 303,12 308,14 313,17 317,20 322,23 326,26 330,30 334,33 338,37 341,41 345,45 348,49 351,54 353,59 356,63 359,68 361,73 363,79 365,84 366,89 368,95 370,101 371,107 372,113 373,119 374,125 374,131 375,138 375,144 375,151 375,157 375,419">
          <text:p/>
        </draw:polygon>
        <draw:polygon draw:style-name="gr3" draw:text-style-name="P3" draw:layer="layout" svg:width="0.239cm" svg:height="0.513cm" svg:x="37.464cm" svg:y="9.892cm" svg:viewBox="0 0 240 514" draw:points="150,514 141,514 132,513 123,512 116,511 108,508 101,505 94,502 88,498 82,494 77,489 72,484 68,478 64,471 61,464 58,457 56,449 54,440 53,431 52,422 52,411 52,170 0,170 0,97 57,97 90,0 157,0 157,97 236,97 236,170 157,170 157,382 157,388 157,394 158,399 159,404 160,409 161,413 163,417 165,421 166,424 168,427 171,429 174,432 177,434 181,436 184,437 188,439 192,440 196,440 200,441 205,441 207,441 209,441 211,441 212,441 214,441 216,440 218,440 220,440 221,440 223,439 224,439 226,439 228,439 229,438 231,438 233,437 235,437 236,436 239,436 240,436 240,502 236,503 233,504 228,505 224,506 220,507 216,508 212,509 208,510 203,511 199,511 194,512 190,512 185,513 180,513 175,514 170,514 165,514 160,514 155,514">
          <text:p/>
        </draw:polygon>
        <draw:polygon draw:style-name="gr2" draw:text-style-name="P2" draw:layer="layout" svg:width="0.609cm" svg:height="0.632cm" svg:x="33.961cm" svg:y="10.672cm" svg:viewBox="0 0 610 633" draw:points="0,633 610,633 610,0 0,0">
          <text:p/>
        </draw:polygon>
        <draw:polygon draw:style-name="gr3" draw:text-style-name="P3" draw:layer="layout" svg:width="0.559cm" svg:height="0.582cm" svg:x="33.986cm" svg:y="10.697cm" svg:viewBox="0 0 560 583" draw:points="0,583 560,583 560,0 0,0">
          <text:p/>
        </draw:polygon>
        <draw:polygon draw:style-name="gr2" draw:text-style-name="P2" draw:layer="layout" svg:width="0.609cm" svg:height="0.632cm" svg:x="33.961cm" svg:y="11.304cm" svg:viewBox="0 0 610 633" draw:points="0,633 610,633 610,0 0,0">
          <text:p/>
        </draw:polygon>
        <draw:polygon draw:style-name="gr4" draw:text-style-name="P4" draw:layer="layout" svg:width="0.559cm" svg:height="0.583cm" svg:x="33.986cm" svg:y="11.329cm" svg:viewBox="0 0 560 584" draw:points="0,584 560,584 560,0 0,0">
          <text:p/>
        </draw:polygon>
        <draw:polygon draw:style-name="gr2" draw:text-style-name="P2" draw:layer="layout" svg:width="0.609cm" svg:height="0.632cm" svg:x="33.961cm" svg:y="11.936cm" svg:viewBox="0 0 610 633" draw:points="0,633 610,633 610,0 0,0">
          <text:p/>
        </draw:polygon>
        <draw:polygon draw:style-name="gr5" draw:text-style-name="P5" draw:layer="layout" svg:width="0.559cm" svg:height="0.582cm" svg:x="33.986cm" svg:y="11.961cm" svg:viewBox="0 0 560 583" draw:points="0,583 560,583 560,0 0,0">
          <text:p/>
        </draw:polygon>
        <draw:polygon draw:style-name="gr3" draw:text-style-name="P3" draw:layer="layout" svg:width="0.446cm" svg:height="0.5cm" svg:x="34.8cm" svg:y="10.738cm" svg:viewBox="0 0 447 501" draw:points="238,54 229,54 221,55 214,55 205,57 198,58 190,59 183,61 176,63 170,65 163,68 157,71 151,74 145,77 139,81 134,85 129,89 124,93 119,97 114,102 110,107 105,112 102,118 98,124 95,129 91,135 88,142 85,148 82,155 80,162 77,169 75,176 73,183 72,191 70,198 69,206 68,215 67,223 67,231 67,240 66,248 67,257 67,265 67,274 68,282 69,290 71,298 72,306 74,313 76,321 78,328 81,336 83,343 86,349 89,356 93,362 96,368 100,374 104,380 108,385 112,391 117,396 122,401 127,405 132,410 137,414 142,418 148,422 154,425 160,428 166,432 173,434 180,436 187,439 194,441 201,442 208,443 217,445 225,445 232,446 240,446 246,446 251,446 257,445 262,445 267,444 272,443 277,442 282,441 287,440 292,439 296,437 301,435 305,434 310,432 314,430 318,427 322,425 326,423 330,420 334,418 338,415 341,412 345,409 348,406 352,403 355,400 358,397 362,393 364,390 368,386 370,382 373,378 376,374 379,370 381,366 384,362 387,358 389,354 391,349 394,345 447,372 445,377 442,382 439,388 436,393 433,398 430,403 426,408 423,413 419,418 415,422 411,427 407,432 403,436 399,440 394,444 389,448 384,452 380,456 375,460 370,463 364,466 359,470 353,473 348,476 342,478 336,481 330,484 323,486 317,488 311,491 304,493 297,495 290,496 283,497 276,498 268,500 261,500 253,501 245,501 237,501 226,501 214,500 202,499 192,498 181,496 171,494 161,492 151,488 142,485 133,481 124,477 116,473 108,469 100,464 92,459 85,453 78,448 71,442 65,435 59,429 53,422 48,415 42,408 37,400 33,392 29,384 25,376 21,367 18,358 14,349 12,340 9,330 7,321 5,311 3,301 2,290 1,280 0,270 0,259 0,248 0,237 0,226 1,215 2,204 3,194 5,184 7,174 9,164 12,155 15,145 18,137 22,128 26,119 30,111 35,103 39,95 44,88 49,81 55,74 61,67 67,61 74,55 80,49 87,44 95,39 102,34 110,30 118,25 127,22 135,18 144,15 153,12 163,9 172,7 182,5 193,3 203,2 215,1 226,0 237,0 252,1 267,1 281,3 295,5 308,8 321,11 333,15 345,20 356,25 366,31 377,37 386,44 395,52 403,60 412,68 419,78 426,88 432,98 438,109 443,121 381,141 379,138 378,134 376,131 374,128 372,125 371,121 369,118 366,115 364,112 362,109 359,106 357,102 354,100 352,96 349,94 346,91 343,88 339,86 336,83 333,81 329,78 326,76 322,74 318,72 314,70 309,68 305,66 300,65 296,63 291,61 287,60 282,59 276,58 272,57 266,56 261,55 255,55 249,54 244,54">
          <text:p/>
        </draw:polygon>
        <draw:polygon draw:style-name="gr3" draw:text-style-name="P3" draw:layer="layout" svg:width="0.66cm" svg:height="0.485cm" svg:x="34.767cm" svg:y="11.378cm" svg:viewBox="0 0 661 486" draw:points="517,486 439,486 355,177 354,175 353,172 352,169 352,166 351,163 350,160 349,157 348,153 347,150 346,147 346,143 345,139 344,136 343,133 342,129 342,126 341,122 340,119 340,116 339,112 338,109 337,105 336,101 336,97 335,93 334,90 333,86 332,82 331,78 331,74 330,78 329,82 328,86 327,90 326,93 325,97 324,101 324,105 323,109 322,113 321,116 320,120 320,123 319,126 318,129 317,133 317,136 316,140 315,144 314,147 313,150 312,154 312,157 311,160 310,163 309,166 308,169 308,172 307,175 306,177 221,486 143,486 0,0 68,0 155,309 157,313 158,317 159,322 160,326 161,330 162,335 163,339 165,343 166,347 167,352 168,356 169,360 170,364 171,368 172,372 173,376 173,380 174,383 175,387 176,390 177,394 178,398 178,402 179,406 180,410 181,413 182,417 183,421 183,424 184,428 185,423 186,419 187,414 188,409 189,405 190,400 191,395 193,390 194,386 195,381 195,379 196,377 196,375 197,373 197,371 198,369 198,367 199,365 199,363 199,361 200,359 201,357 201,354 202,352 202,350 203,348 203,346 203,344 204,342 204,340 205,338 205,336 206,334 207,332 207,330 208,328 208,326 209,324 209,322 210,320 210,318 211,316 211,315 212,313 212,311 213,309 213,308 214,306 214,304 214,303 299,0 362,0 446,303 447,304 447,306 447,308 448,309 449,311 449,313 449,315 450,316 450,318 451,320 451,322 452,324 452,326 453,328 453,330 454,332 455,334 455,336 456,338 456,340 457,342 457,344 458,346 458,348 459,350 459,352 459,354 460,356 461,358 461,360 462,363 462,365 463,367 463,369 463,371 464,373 464,375 465,377 465,379 466,381 467,386 468,390 469,395 470,399 471,404 473,409 474,414 475,418 476,423 477,428 477,427 477,426 477,425 478,424 478,422 479,420 479,419 480,416 480,414 481,411 481,408 482,406 483,403 483,400 484,396 485,393 486,390 487,386 487,383 488,379 489,375 490,371 491,368 492,364 493,360 494,356 495,352 495,348 497,344 498,339 499,335 500,332 501,328 502,324 503,320 504,316 505,312 506,309 593,0 661,0">
          <text:p/>
        </draw:polygon>
        <draw:path draw:style-name="gr3" draw:text-style-name="P3" draw:layer="layout" svg:width="0.468cm" svg:height="0.486cm" svg:x="34.765cm" svg:y="12.009cm" svg:viewBox="0 0 469 487" svg:d="M402 487l-56-143h-221l-56 143h-69l199-487h75l195 487zM264 132l-1-2-1-3-1-3-1-3-1-3-1-3-1-2-1-3-1-3-1-3-1-2-1-3-1-3-1-2-1-3-1-3-1-2v-3l-1-2-1-2-1-2-1-3v-2l-1-2v-2l-1-2-1-2v-1l-1-2-1-2v-1l-1-1v-1-2-1l-1-1v-1-1l-1 1v1 1l-1 1v2 1l-1 1-1 1v2l-1 2v2l-1 1v3l-1 1-1 2v3l-1 2-1 2-1 3-1 2v3l-1 2-1 2-1 3-1 3-1 3-1 2-1 3-1 3-1 3-1 2-1 3-1 3-1 3-1 3-1 2-1 3-1 3-62 160h182z">
          <text:p/>
        </draw:path>
        <draw:frame draw:style-name="gr10" draw:text-style-name="P8" draw:layer="layout" svg:width="0.7cm" svg:height="1.348cm" svg:x="5.55cm" svg:y="4.1cm">
          <draw:text-box>
            <text:p><text:span text:style-name="T1">a</text:span></text:p>
          </draw:text-box>
        </draw:frame>
        <draw:frame draw:style-name="gr11" draw:text-style-name="P8" draw:layer="layout" svg:width="0.65cm" svg:height="1.348cm" svg:x="20.05cm" svg:y="5.4cm">
          <draw:text-box>
            <text:p><text:span text:style-name="T1">a</text:span></text:p>
          </draw:text-box>
        </draw:frame>
        <draw:frame draw:style-name="gr11" draw:text-style-name="P8" draw:layer="layout" svg:width="0.65cm" svg:height="1.348cm" svg:x="24.25cm" svg:y="4.1cm">
          <draw:text-box>
            <text:p><text:span text:style-name="T1">a</text:span></text:p>
          </draw:text-box>
        </draw:frame>
        <draw:frame draw:style-name="gr11" draw:text-style-name="P8" draw:layer="layout" svg:width="0.65cm" svg:height="1.348cm" svg:x="28.55cm" svg:y="4cm">
          <draw:text-box>
            <text:p><text:span text:style-name="T1">a</text:span></text:p>
          </draw:text-box>
        </draw:frame>
        <draw:frame draw:style-name="gr11" draw:text-style-name="P8" draw:layer="layout" svg:width="0.692cm" svg:height="1.348cm" svg:x="9.95cm" svg:y="1.5cm">
          <draw:text-box>
            <text:p><text:span text:style-name="T1">b</text:span></text:p>
          </draw:text-box>
        </draw:frame>
        <draw:frame draw:style-name="gr11" draw:text-style-name="P8" draw:layer="layout" svg:width="0.692cm" svg:height="1.348cm" svg:x="14.25cm" svg:y="1cm">
          <draw:text-box>
            <text:p><text:span text:style-name="T1">b</text:span></text:p>
          </draw:text-box>
        </draw:frame>
        <draw:frame draw:style-name="gr10" draw:text-style-name="P8" draw:layer="layout" svg:width="32.7cm" svg:height="1.348cm" svg:x="2.8cm" svg:y="0.152cm">
          <draw:text-box>
            <text:p><text:span text:style-name="T2">E</text:span><text:span text:style-name="T2">s</text:span><text:span text:style-name="T2">ti</text:span><text:span text:style-name="T2">m</text:span><text:span text:style-name="T2">a</text:span><text:span text:style-name="T2">t</text:span><text:span text:style-name="T2">e</text:span><text:span text:style-name="T2">d </text:span><text:span text:style-name="T2">a</text:span><text:span text:style-name="T2">rt</text:span><text:span text:style-name="T2">h</text:span><text:span text:style-name="T2">r</text:span><text:span text:style-name="T2">o</text:span><text:span text:style-name="T2">p</text:span><text:span text:style-name="T2">o</text:span><text:span text:style-name="T2">d </text:span><text:span text:style-name="T2">s</text:span><text:span text:style-name="T2">i</text:span><text:span text:style-name="T2">z</text:span><text:span text:style-name="T2">e </text:span><text:span text:style-name="T2">(</text:span><text:span text:style-name="T2">s</text:span><text:span text:style-name="T2">q</text:span><text:span text:style-name="T2">u</text:span><text:span text:style-name="T2">a</text:span><text:span text:style-name="T2">r</text:span><text:span text:style-name="T2">e </text:span><text:span text:style-name="T2">r</text:span><text:span text:style-name="T2">o</text:span><text:span text:style-name="T2">o</text:span><text:span text:style-name="T2">t </text:span><text:span text:style-name="T2">b</text:span><text:span text:style-name="T2">i</text:span><text:span text:style-name="T2">o</text:span><text:span text:style-name="T2">m</text:span><text:span text:style-name="T2">a</text:span><text:span text:style-name="T2">s</text:span><text:span text:style-name="T2">s </text:span><text:span text:style-name="T2">o</text:span><text:span text:style-name="T2">v</text:span><text:span text:style-name="T2">e</text:span><text:span text:style-name="T2">r </text:span><text:span text:style-name="T2">c</text:span><text:span text:style-name="T2">o</text:span><text:span text:style-name="T2">u</text:span><text:span text:style-name="T2">n</text:span><text:span text:style-name="T2">t) </text:span><text:span text:style-name="T2">a</text:span><text:span text:style-name="T2">c</text:span><text:span text:style-name="T2">r</text:span><text:span text:style-name="T2">o</text:span><text:span text:style-name="T2">s</text:span><text:span text:style-name="T2">s </text:span><text:span text:style-name="T2">tr</text:span><text:span text:style-name="T2">e</text:span><text:span text:style-name="T2">a</text:span><text:span text:style-name="T2">t</text:span><text:span text:style-name="T2">m</text:span><text:span text:style-name="T2">e</text:span><text:span text:style-name="T2">n</text:span><text:span text:style-name="T2">t</text:span><text:span text:style-name="T2">s</text:span><text:span text:style-name="T2">, </text:span><text:span text:style-name="T2">d</text:span><text:span text:style-name="T2">i</text:span><text:span text:style-name="T2">s</text:span><text:span text:style-name="T2">t</text:span><text:span text:style-name="T2">a</text:span><text:span text:style-name="T2">n</text:span><text:span text:style-name="T2">c</text:span><text:span text:style-name="T2">e</text:span><text:span text:style-name="T2">s</text:span></text:p>
          </draw:text-box>
        </draw:frame>
        <draw:frame draw:style-name="gr10" draw:text-style-name="P8" draw:layer="layout" svg:width="21.749cm" svg:height="1.348cm" draw:transform="rotate (1.5707963267949) translate (-0.021cm 22.323cm)">
          <draw:text-box>
            <text:p><text:span text:style-name="T2">Estimated arthropod size (square root biomass over count)</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14T15:24:27.251051194</dc:date>
    <meta:editing-duration>PT1H36M4S</meta:editing-duration>
    <meta:editing-cycles>1</meta:editing-cycles>
    <meta:document-statistic meta:object-count="77"/>
    <meta:generator>LibreOffice/7.3.7.2$Linux_X86_64 LibreOffice_project/30$Build-2</meta:generator>
  </office:meta>
</office:document-meta>
</file>